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46f6" officeooo:paragraph-rsid="000e46f6" style:font-weight-asian="bold" style:font-weight-complex="bold"/>
    </style:style>
    <style:style style:name="P2" style:family="paragraph" style:parent-style-name="Text_20_body">
      <style:text-properties fo:font-weight="bold" officeooo:rsid="0019abdb" officeooo:paragraph-rsid="0019abdb" style:font-weight-asian="bold" style:font-weight-complex="bold"/>
    </style:style>
    <style:style style:name="P3" style:family="paragraph" style:parent-style-name="Text_20_body">
      <style:text-properties officeooo:rsid="0030ae0b" officeooo:paragraph-rsid="0030ae0b"/>
    </style:style>
    <style:style style:name="P4" style:family="paragraph" style:parent-style-name="Text_20_body" style:list-style-name="L1">
      <style:text-properties officeooo:rsid="000e3523" officeooo:paragraph-rsid="000e3523"/>
    </style:style>
    <style:style style:name="P5" style:family="paragraph" style:parent-style-name="Text_20_body" style:list-style-name="L2">
      <style:text-properties officeooo:rsid="000e46f6" officeooo:paragraph-rsid="000e46f6"/>
    </style:style>
    <style:style style:name="P6" style:family="paragraph" style:parent-style-name="Text_20_body" style:list-style-name="L2">
      <style:text-properties officeooo:rsid="000f3901" officeooo:paragraph-rsid="000f3901"/>
    </style:style>
    <style:style style:name="P7" style:family="paragraph" style:parent-style-name="Text_20_body" style:list-style-name="L2">
      <style:text-properties officeooo:rsid="002871f3" officeooo:paragraph-rsid="002871f3"/>
    </style:style>
    <style:style style:name="P8" style:family="paragraph" style:parent-style-name="Text_20_body" style:list-style-name="L2">
      <style:text-properties officeooo:rsid="00294512" officeooo:paragraph-rsid="00294512"/>
    </style:style>
    <style:style style:name="P9" style:family="paragraph" style:parent-style-name="Text_20_body" style:list-style-name="L2">
      <style:text-properties officeooo:rsid="001418cc" officeooo:paragraph-rsid="001418cc"/>
    </style:style>
    <style:style style:name="P10" style:family="paragraph" style:parent-style-name="Text_20_body" style:list-style-name="L2">
      <style:text-properties officeooo:rsid="001418cc" officeooo:paragraph-rsid="0014879a"/>
    </style:style>
    <style:style style:name="P11" style:family="paragraph" style:parent-style-name="Text_20_body" style:list-style-name="L2">
      <style:text-properties officeooo:rsid="0014879a" officeooo:paragraph-rsid="0014879a"/>
    </style:style>
    <style:style style:name="P12" style:family="paragraph" style:parent-style-name="Text_20_body" style:list-style-name="L2">
      <style:text-properties officeooo:rsid="00126808" officeooo:paragraph-rsid="00126808"/>
    </style:style>
    <style:style style:name="P13" style:family="paragraph" style:parent-style-name="Text_20_body" style:list-style-name="L2">
      <style:text-properties officeooo:rsid="0013e822" officeooo:paragraph-rsid="0013e822"/>
    </style:style>
    <style:style style:name="P14" style:family="paragraph" style:parent-style-name="Text_20_body" style:list-style-name="L2">
      <style:text-properties officeooo:rsid="00180026" officeooo:paragraph-rsid="00180026"/>
    </style:style>
    <style:style style:name="P15" style:family="paragraph" style:parent-style-name="Text_20_body" style:list-style-name="L2">
      <style:text-properties officeooo:rsid="00205049" officeooo:paragraph-rsid="00205049"/>
    </style:style>
    <style:style style:name="P16" style:family="paragraph" style:parent-style-name="Text_20_body" style:list-style-name="L3">
      <style:text-properties officeooo:paragraph-rsid="001b2b47"/>
    </style:style>
    <style:style style:name="P17" style:family="paragraph" style:parent-style-name="Text_20_body" style:list-style-name="L3">
      <style:text-properties officeooo:rsid="001a62f5" officeooo:paragraph-rsid="001a62f5"/>
    </style:style>
    <style:style style:name="P18" style:family="paragraph" style:parent-style-name="Text_20_body" style:list-style-name="L3">
      <style:text-properties officeooo:rsid="001dfa8f" officeooo:paragraph-rsid="001dfa8f"/>
    </style:style>
    <style:style style:name="P19" style:family="paragraph" style:parent-style-name="Text_20_body" style:list-style-name="L3">
      <style:text-properties officeooo:rsid="001eef77" officeooo:paragraph-rsid="001eef77"/>
    </style:style>
    <style:style style:name="P20" style:family="paragraph" style:parent-style-name="Text_20_body" style:list-style-name="L3">
      <style:text-properties officeooo:rsid="00221cec" officeooo:paragraph-rsid="00221cec"/>
    </style:style>
    <style:style style:name="P21" style:family="paragraph" style:parent-style-name="Text_20_body" style:list-style-name="L3">
      <style:text-properties officeooo:rsid="0023d2dd" officeooo:paragraph-rsid="0023d2dd"/>
    </style:style>
    <style:style style:name="P22" style:family="paragraph" style:parent-style-name="Text_20_body" style:list-style-name="L2">
      <style:text-properties officeooo:rsid="002a7951" officeooo:paragraph-rsid="0030ae0b"/>
    </style:style>
    <style:style style:name="P23" style:family="paragraph" style:parent-style-name="Text_20_body" style:list-style-name="L2">
      <style:text-properties officeooo:rsid="002bb8cd" officeooo:paragraph-rsid="0030ae0b"/>
    </style:style>
    <style:style style:name="P24" style:family="paragraph" style:parent-style-name="Text_20_body" style:list-style-name="L2">
      <style:text-properties officeooo:rsid="002d557b" officeooo:paragraph-rsid="0030ae0b"/>
    </style:style>
    <style:style style:name="P25" style:family="paragraph" style:parent-style-name="Text_20_body" style:list-style-name="L2">
      <style:text-properties officeooo:rsid="0032124d" officeooo:paragraph-rsid="0032124d"/>
    </style:style>
    <style:style style:name="T1" style:family="text">
      <style:text-properties officeooo:rsid="001091df"/>
    </style:style>
    <style:style style:name="T2" style:family="text">
      <style:text-properties officeooo:rsid="0015b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a8f" style:font-weight-asian="bold" style:font-weight-complex="bold"/>
    </style:style>
    <style:style style:name="T5" style:family="text">
      <style:text-properties officeooo:rsid="001b2b47"/>
    </style:style>
    <style:style style:name="T6" style:family="text">
      <style:text-properties officeooo:rsid="001dfa8f"/>
    </style:style>
    <style:style style:name="T7" style:family="text">
      <style:text-properties officeooo:rsid="001f7c7b"/>
    </style:style>
    <style:style style:name="T8" style:family="text">
      <style:text-properties officeooo:rsid="002265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</text:p>
      <text:list xml:id="list2378369527" text:style-name="L1">
        <text:list-item>
          <text:p text:style-name="P4">Nutzung lokal möglich</text:p>
        </text:list-item>
        <text:list-item>
          <text:p text:style-name="P4">Client Server auch möglich</text:p>
        </text:list-item>
        <text:list-item>
          <text:p text:style-name="P4">Dezentral organisiert</text:p>
        </text:list-item>
        <text:list-item>
          <text:p text:style-name="P4">Mercurial ist eine Alternative</text:p>
        </text:list-item>
      </text:list>
      <text:p text:style-name="P1"><text:span text:style-name="T6">Allgemeine </text:span>Befehle:</text:p>
      <text:list xml:id="list3420609969" text:style-name="L2">
        <text:list-item>
          <text:p text:style-name="P5">git config –global user.name &lt;username&gt;</text:p>
        </text:list-item>
        <text:list-item>
          <text:p text:style-name="P5">git config –global user.email &lt;emailadresse&gt;</text:p>
        </text:list-item>
        <text:list-item>
          <text:p text:style-name="P5">git init = legt aktuellen Ordner als Repository an</text:p>
        </text:list-item>
        <text:list-item>
          <text:p text:style-name="P5"><text:span text:style-name="T3">git status</text:span> = zeigt aktuellen Status</text:p>
        </text:list-item>
        <text:list-item>
          <text:p text:style-name="P6"><text:span text:style-name="T3">git add</text:span> &lt;Dateiname&gt; = fügt &lt;Dateiname&gt; zum nächsten Commit hinzu</text:p>
        </text:list-item>
        <text:list-item>
          <text:p text:style-name="P6"><text:span text:style-name="T3">git commit</text:span> = läd alle Staging-Inhalte ins Repository</text:p>
          <text:list>
            <text:list-item>
              <text:p text:style-name="P7">git commit –amend = letzte Commit message korrigieren</text:p>
            </text:list-item>
          </text:list>
        </text:list-item>
        <text:list-item>
          <text:p text:style-name="P6">git log <text:span text:style-name="T7">(--oneline) </text:span>= gibt Historie aus</text:p>
          <text:list>
            <text:list-item>
              <text:p text:style-name="P8">git log –graph –oneline –decorate –all = für „grafische“ Darstellung des Logs</text:p>
            </text:list-item>
          </text:list>
        </text:list-item>
        <text:list-item>
          <text:p text:style-name="P6"><text:span text:style-name="T1">git diff = gibt Unterschiede aus</text:span> </text:p>
          <text:list>
            <text:list-item>
              <text:p text:style-name="P9">git diff &lt;id alter Stand&gt; &lt;id neuer Stand&gt; </text:p>
              <text:list>
                <text:list-item>
                  <text:p text:style-name="P9">+Zeilen die hinzugekommen sind</text:p>
                </text:list-item>
                <text:list-item>
                  <text:p text:style-name="P9">-Zeilen die weggefallen sind</text:p>
                </text:list-item>
              </text:list>
            </text:list-item>
            <text:list-item>
              <text:p text:style-name="P10">git diff &lt;id neuer Stand&gt; &lt;id alter Stand&gt;</text:p>
              <text:list>
                <text:list-item>
                  <text:p text:style-name="P11">Blickt zurück, also umgekehrt</text:p>
                </text:list-item>
                <text:list-item>
                  <text:p text:style-name="P11">-Zeilen die zeitlich später hinzugekommen sind</text:p>
                </text:list-item>
                <text:list-item>
                  <text:p text:style-name="P11">+Zeilen die zeitlich später weggefallen sind</text:p>
                </text:list-item>
              </text:list>
            </text:list-item>
          </text:list>
        </text:list-item>
        <text:list-item>
          <text:p text:style-name="P12">git checkout &lt;id&gt; = gehe zurück zum commit &lt;id&gt;</text:p>
        </text:list-item>
        <text:list-item>
          <text:p text:style-name="P12">git checkout master = gehe zum aktuellsten Stand des master branches</text:p>
        </text:list-item>
        <text:list-item>
          <text:p text:style-name="P13">git mv = Verschieben/Umbenennen inklusive Git-Protokollierung (im Gegensatz zu nur „mv“)</text:p>
        </text:list-item>
        <text:list-item>
          <text:p text:style-name="P13">.<text:span text:style-name="T2">gitignore als Datei anlegen und einchecken. Dateien und Ordner reinschreiben, die von Git ignoriert werden sollen</text:span></text:p>
        </text:list-item>
        <text:list-item>
          <text:p text:style-name="P14">git reset –hard HEAD = auf den letzten Stand (letzten Commit) zurückrollen</text:p>
        </text:list-item>
        <text:list-item>
          <text:p text:style-name="P15">git show = </text:p>
        </text:list-item>
      </text:list>
      <text:p text:style-name="P2"><text:soft-page-break/>Branching</text:p>
      <text:list xml:id="list2702946061" text:style-name="L3">
        <text:list-item>
          <text:p text:style-name="P17">git checkout -b Branchname = einen neuen Branch „Branchname“ erstellen und darauf arbeiten</text:p>
        </text:list-item>
        <text:list-item>
          <text:p text:style-name="P17">git branch -d Branchname = den Branch „Branchname“ löschen</text:p>
        </text:list-item>
        <text:list-item>
          <text:p text:style-name="P16"><text:span text:style-name="T5">git merge Branchname = den Branch „Branchname“ mit </text:span><text:span text:style-name="T6">dem </text:span><text:span text:style-name="T4">aktuellen Branch</text:span><text:span text:style-name="T6"> mergen</text:span></text:p>
          <text:list>
            <text:list-item>
              <text:p text:style-name="P18">dh. vorher „git checkout master“, dann git merge Branchname</text:p>
            </text:list-item>
            <text:list-item>
              <text:p text:style-name="P19">Begründung: Man will nur den aktuellen Branch verändern, nicht aus einem Branch heraus einen anderen verändern.</text:p>
            </text:list-item>
            <text:list-item>
              <text:p text:style-name="P20">Tipp: Zuerst den Master in den Branch mergen und dann in den Master zurückmergen</text:p>
            </text:list-item>
            <text:list-item>
              <text:p text:style-name="P20">--<text:span text:style-name="T8">force: Überschreiben erzwingen</text:span></text:p>
            </text:list-item>
            <text:list-item>
              <text:p text:style-name="P21">Mergekonflikt lösen: Entweder die entsprechende Datei bearbeiten, so wie man sie haben will, oder die Datei komplett überschreiben mit der Version die man haben will. Dann commit.</text:p>
            </text:list-item>
          </text:list>
        </text:list-item>
      </text:list>
      <text:p text:style-name="P3">Git Remote</text:p>
      <text:list xml:id="list153419779698762" text:continue-list="list3420609969" text:style-name="L2">
        <text:list-item>
          <text:p text:style-name="P22">git clone = Repository klonen</text:p>
          <text:list>
            <text:list-item>
              <text:p text:style-name="P23">git clone ssh://&lt;benutzername&gt;@&lt;host&gt;/pfad</text:p>
            </text:list-item>
          </text:list>
        </text:list-item>
        <text:list-item>
          <text:p text:style-name="P24">git push</text:p>
        </text:list-item>
        <text:list-item>
          <text:p text:style-name="P24">git pull</text:p>
        </text:list-item>
        <text:list-item>
          <text:p text:style-name="P25">git remote show origi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4-13T15:29:22.043709010</dc:date>
    <meta:editing-duration>PT3H49M26S</meta:editing-duration>
    <meta:editing-cycles>17</meta:editing-cycles>
    <meta:document-statistic meta:table-count="0" meta:image-count="0" meta:object-count="0" meta:page-count="2" meta:paragraph-count="44" meta:word-count="358" meta:character-count="2125" meta:non-whitespace-character-count="1850"/>
  </office:meta>
</office:document-meta>
</file>